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08000000082D0C26B4E2A107FF.png" manifest:media-type="image/png"/>
  <manifest:file-entry manifest:full-path="Pictures/1000020100000008000000085EF8B690C3EFE8AE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co1" style:family="table-column">
      <style:table-column-properties style:column-width="0.926cm" style:use-optimal-column-width="false"/>
    </style:style>
    <style:style style:name="co2" style:family="table-column">
      <style:table-column-properties style:column-width="0.92cm" style:use-optimal-column-width="false"/>
    </style:style>
    <style:style style:name="co3" style:family="table-column">
      <style:table-column-properties style:column-width="0.937cm" style:use-optimal-column-width="false"/>
    </style:style>
    <style:style style:name="co4" style:family="table-column">
      <style:table-column-properties style:column-width="0.916cm" style:use-optimal-column-width="false"/>
    </style:style>
    <style:style style:name="co5" style:family="table-column">
      <style:table-column-properties style:column-width="0.919cm" style:use-optimal-column-width="false"/>
    </style:style>
    <style:style style:name="co6" style:family="table-column">
      <style:table-column-properties style:column-width="0.927cm" style:use-optimal-column-width="false"/>
    </style:style>
    <style:style style:name="co7" style:family="table-column">
      <style:table-column-properties style:column-width="0.915cm" style:use-optimal-column-width="false"/>
    </style:style>
    <style:style style:name="co8" style:family="table-column">
      <style:table-column-properties style:column-width="0.922cm" style:use-optimal-column-width="false"/>
    </style:style>
    <style:style style:name="co9" style:family="table-column">
      <style:table-column-properties style:column-width="0.933cm" style:use-optimal-column-width="false"/>
    </style:style>
    <style:style style:name="co10" style:family="table-column">
      <style:table-column-properties style:column-width="0.912cm" style:use-optimal-column-width="false"/>
    </style:style>
    <style:style style:name="co11" style:family="table-column">
      <style:table-column-properties style:column-width="0.918cm" style:use-optimal-column-width="false"/>
    </style:style>
    <style:style style:name="ro1" style:family="table-row">
      <style:table-row-properties style:row-height="1.414cm" style:use-optimal-row-height="false"/>
    </style:style>
    <style:style style:name="ro2" style:family="table-row">
      <style:table-row-properties style:row-height="1.415cm" style:use-optimal-row-height="false"/>
    </style:style>
    <style:style style:name="ce1" style:family="table-cell">
      <loext:graphic-properties draw:fill="bitmap" draw:fill-color="#ff3838" draw:fill-image-name="red2" draw:fill-image-width="0cm" draw:fill-image-height="0cm" style:repeat="repeat" draw:fill-image-ref-point-x="0%" draw:fill-image-ref-point-y="0%" draw:fill-image-ref-point="center" draw:tile-repeat-offset="0% vertical"/>
      <style:paragraph-properties fo:border="0.03pt solid #000000"/>
      <style:text-properties fo:font-size="18pt" style:font-size-asian="18pt" style:font-size-complex="18p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standard" draw:layer="layout" svg:width="7.401cm" svg:height="1.413cm" svg:x="19.539cm" svg:y="0.91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0</text:p>
                </table:table-cell>
                <table:table-cell>
                  <text:p text:style-name="P1">1</text:p>
                </table:table-cell>
                <table:table-cell>
                  <text:p text:style-name="P1">1</text:p>
                </table:table-cell>
                <table:table-cell>
                  <text:p text:style-name="P1">1</text:p>
                </table:table-cell>
                <table:table-cell>
                  <text:p text:style-name="P1">0</text:p>
                </table:table-cell>
                <table:table-cell>
                  <text:p text:style-name="P1">0</text:p>
                </table:table-cell>
                <table:table-cell>
                  <text:p text:style-name="P1">1</text:p>
                </table:table-cell>
                <table:table-cell>
                  <text:p text:style-name="P1">0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3" draw:layer="layout" svg:width="12.58cm" svg:height="1.196cm" svg:x="1cm" svg:y="1.037cm">
            <draw:text-box>
              <text:p text:style-name="P2"><text:span text:style-name="T1">Invité : Composante rouge du Pixel n</text:span></text:p>
            </draw:text-box>
          </draw:frame>
          <draw:frame draw:style-name="standard" draw:layer="layout" svg:width="7.401cm" svg:height="1.413cm" svg:x="13.894cm" svg:y="13.78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3"/>
              <table:table-column table:style-name="co4"/>
              <table:table-column table:style-name="co1"/>
              <table:table-column table:style-name="co1"/>
              <table:table-column table:style-name="co5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>
                  <text:p text:style-name="P1">0</text:p>
                </table:table-cell>
                <table:table-cell>
                  <text:p text:style-name="P1">1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2" draw:text-style-name="P4" draw:layer="layout" svg:x1="26.425cm" svg:y1="2.32cm" svg:x2="26.425cm" svg:y2="5.172cm">
            <text:p/>
          </draw:line>
          <draw:line draw:style-name="gr2" draw:text-style-name="P4" draw:layer="layout" svg:x1="25.498cm" svg:y1="2.32cm" svg:x2="25.498cm" svg:y2="5.172cm">
            <text:p/>
          </draw:line>
          <draw:line draw:style-name="gr2" draw:text-style-name="P4" draw:layer="layout" svg:x1="24.571cm" svg:y1="2.32cm" svg:x2="24.571cm" svg:y2="7.881cm">
            <text:p/>
          </draw:line>
          <draw:line draw:style-name="gr2" draw:text-style-name="P4" draw:layer="layout" svg:x1="23.644cm" svg:y1="2.32cm" svg:x2="23.644cm" svg:y2="7.881cm">
            <text:p/>
          </draw:line>
          <draw:line draw:style-name="gr2" draw:text-style-name="P4" draw:layer="layout" svg:x1="22.717cm" svg:y1="2.32cm" svg:x2="22.717cm" svg:y2="10.875cm">
            <text:p/>
          </draw:line>
          <draw:line draw:style-name="gr2" draw:text-style-name="P4" draw:layer="layout" svg:x1="21.79cm" svg:y1="2.32cm" svg:x2="21.79cm" svg:y2="10.875cm">
            <text:p/>
          </draw:line>
          <draw:line draw:style-name="gr2" draw:text-style-name="P4" draw:layer="layout" svg:x1="20.863cm" svg:y1="2.32cm" svg:x2="20.863cm" svg:y2="13.727cm">
            <text:p/>
          </draw:line>
          <draw:line draw:style-name="gr2" draw:text-style-name="P4" draw:layer="layout" svg:x1="20.069cm" svg:y1="2.32cm" svg:x2="20.069cm" svg:y2="13.727cm">
            <text:p/>
          </draw:line>
          <draw:frame draw:style-name="standard" draw:layer="layout" svg:width="7.402cm" svg:height="1.414cm" svg:x="19.516cm" svg:y="5.21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6"/>
              <table:table-column table:style-name="co3"/>
              <table:table-column table:style-name="co4"/>
              <table:table-column table:style-name="co6"/>
              <table:table-column table:style-name="co6"/>
              <table:table-column table:style-name="co7"/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>
                  <text:p text:style-name="P1">1</text:p>
                </table:table-cell>
                <table:table-cell>
                  <text:p text:style-name="P1">0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7.401cm" svg:height="1.414cm" svg:x="17.594cm" svg:y="7.95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3"/>
              <table:table-column table:style-name="co4"/>
              <table:table-column table:style-name="co1"/>
              <table:table-column table:style-name="co1"/>
              <table:table-column table:style-name="co5"/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>
                  <text:p text:style-name="P1">0</text:p>
                </table:table-cell>
                <table:table-cell>
                  <text:p text:style-name="P1">0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7.372cm" svg:height="1.413cm" svg:x="15.786cm" svg:y="10.999cm">
            <table:table table:template-name="default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9"/>
              <table:table-column table:style-name="co10"/>
              <table:table-column table:style-name="co8"/>
              <table:table-column table:style-name="co8"/>
              <table:table-column table:style-name="co11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>
                  <text:p text:style-name="P1">1</text:p>
                </table:table-cell>
                <table:table-cell>
                  <text:p text:style-name="P1">1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3" draw:text-style-name="P3" draw:layer="layout" svg:width="12.58cm" svg:height="1.197cm" svg:x="1cm" svg:y="5.401cm">
            <draw:text-box>
              <text:p text:style-name="P2"><text:span text:style-name="T1">Hôte : Composante rouge du Pixel n</text:span></text:p>
            </draw:text-box>
          </draw:frame>
          <draw:frame draw:style-name="gr1" draw:text-style-name="P3" draw:layer="layout" svg:width="14.434cm" svg:height="1.196cm" svg:x="1cm" svg:y="8.309cm">
            <draw:text-box>
              <text:p text:style-name="P2"><text:span text:style-name="T1">Hôte : Composante rouge du Pixel n+1</text:span></text:p>
            </draw:text-box>
          </draw:frame>
          <draw:frame draw:style-name="gr1" draw:text-style-name="P3" draw:layer="layout" svg:width="14.434cm" svg:height="1.196cm" svg:x="1cm" svg:y="11.018cm">
            <draw:text-box>
              <text:p text:style-name="P2"><text:span text:style-name="T1">Hôte : Composante rouge du Pixel n+2</text:span></text:p>
            </draw:text-box>
          </draw:frame>
          <draw:frame draw:style-name="gr3" draw:text-style-name="P3" draw:layer="layout" svg:width="12.1cm" svg:height="1.197cm" svg:x="1cm" svg:y="13.956cm">
            <draw:text-box>
              <text:p text:style-name="P2"><text:span text:style-name="T1">Hôte : Composante rouge du Pixel n+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draw:fill-image draw:name="red" xlink:href="Pictures/1000020100000008000000085EF8B690C3EFE8AE.png" xlink:type="simple" xlink:show="embed" xlink:actuate="onLoad"/>
    <draw:fill-image draw:name="red2" xlink:href="Pictures/1000020100000008000000082D0C26B4E2A107FF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0:56:06.091100207</meta:creation-date>
    <dc:date>2021-09-25T11:47:36.829216240</dc:date>
    <meta:editing-duration>PT10M43S</meta:editing-duration>
    <meta:editing-cycles>3</meta:editing-cycles>
    <meta:generator>LibreOffice/6.4.7.2$Linux_X86_64 LibreOffice_project/40$Build-2</meta:generator>
    <meta:document-statistic meta:object-count="19"/>
  </office:meta>
</office:document-meta>
</file>